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 style:list-style-name="L4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 style:list-style-name="L6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1 GIT</text:p>
      <text:p text:style-name="P2"/>
      <text:p text:style-name="P1"><text:span text:style-name="T1">Utilisation de GIT :</text:span> <text:s/></text:p>
      <text:p text:style-name="P1"/>
      <text:p text:style-name="P3">Tout d'abord, créer un depot git : </text:p>
      <text:list xml:id="list8636840784088626880" text:style-name="L6">
        <text:list-item>
          <text:p text:style-name="P5">mkdir depot</text:p>
        </text:list-item>
        <text:list-item>
          <text:p text:style-name="P5">(on peut faire une config de git ici : nom prenom etc)</text:p>
        </text:list-item>
        <text:list-item>
          <text:p text:style-name="P5">git init</text:p>
        </text:list-item>
      </text:list>
      <text:p text:style-name="P3"/>
      <text:list xml:id="list3404330479564154420" text:style-name="L1">
        <text:list-item>
          <text:p text:style-name="P8"><text:span text:style-name="T3">git status</text:span><text:span text:style-name="T2"> indique les dernieres modifications effectuées.</text:span></text:p>
        </text:list-item>
        <text:list-item>
          <text:p text:style-name="P8"><text:span text:style-name="T2">git commit permet de mettre un commentaire sur les dernieres modifications effectuées.</text:span></text:p>
        </text:list-item>
        <text:list-item>
          <text:p text:style-name="P8"><text:span text:style-name="T3">git revert HEAD</text:span><text:span text:style-name="T2">, la derniere modification est effacée. Si on fait un </text:span><text:span text:style-name="T3">git revert HEAD~2</text:span><text:span text:style-name="T2">, les deux dernieres modifications sont effacée (dont la création de fichier si necessaire).</text:span></text:p>
        </text:list-item>
      </text:list>
      <text:p text:style-name="P3"/>
      <text:p text:style-name="P3">On peut également effectuer un revert du dernier revert.</text:p>
      <text:p text:style-name="P3"/>
      <text:p text:style-name="P7"><text:span text:style-name="T2">On peut travailler dans des branches differentes : si on est sur une branche et qu'on décide de créer un fichier (dans le meme repertoire que toutes les autres branche), celui-ci ne va apparaitre que dans la branche sur laquelle on est : </text:span></text:p>
      <text:list xml:id="list636162019154568265" text:style-name="L2">
        <text:list-item>
          <text:p text:style-name="P9"><text:span text:style-name="T3">git branch</text:span><text:span text:style-name="T2"> : affiche les branches</text:span></text:p>
        </text:list-item>
        <text:list-item>
          <text:p text:style-name="P9"><text:span text:style-name="T3">git branch nouvellebranche</text:span><text:span text:style-name="T2"> : créée une nouvelle branche</text:span></text:p>
        </text:list-item>
        <text:list-item>
          <text:p text:style-name="P9"><text:span text:style-name="T3">git checkout nouvellebranche</text:span><text:span text:style-name="T2"> : se positionne sur la nouvelle branche.</text:span></text:p>
        </text:list-item>
      </text:list>
      <text:p text:style-name="P3"/>
      <text:p text:style-name="P3">Pour fusionner le contenue d'une branche avec une autre : </text:p>
      <text:list xml:id="list4796969349475957376" text:style-name="L3">
        <text:list-item>
          <text:p text:style-name="P6">git merge branche_a_fusionner</text:p>
        </text:list-item>
      </text:list>
      <text:p text:style-name="P3"/>
      <text:p text:style-name="P7"><text:span text:style-name="T2">On peut clonet un dossier afin d'en apporter les modifications sans que les autres le vois : </text:span></text:p>
      <text:list xml:id="list3840593804225006124" text:style-name="L5">
        <text:list-item>
          <text:p text:style-name="P10"><text:span text:style-name="T2">git clone dossieroriginal dossierperso</text:span></text:p>
        </text:list-item>
      </text:list>
      <text:p text:style-name="P3"/>
      <text:p text:style-name="P3">Puis pour mettre a jour ses fichiers par rapport à ce qu'on fait les autre : </text:p>
      <text:list xml:id="list1969649319050870966" text:style-name="L4">
        <text:list-item>
          <text:p text:style-name="P4"><text:span text:style-name="T4">git pull origin</text:span> (amene les modifications des autres)</text:p>
        </text:list-item>
        <text:list-item>
          <text:p text:style-name="P4"><text:span text:style-name="T4">git push origin </text:span>(envoie nos modifications sur les autre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S</meta:editing-duration>
    <meta:editing-cycles>9</meta:editing-cycles>
    <meta:generator>OpenOffice/4.1.4$Win32 OpenOffice.org_project/414m5$Build-9788</meta:generator>
    <dc:date>2019-10-01T10:54:50.16</dc:date>
    <meta:document-statistic meta:table-count="0" meta:image-count="0" meta:object-count="0" meta:page-count="1" meta:paragraph-count="21" meta:word-count="231" meta:character-count="1326"/>
    <meta:user-defined meta:name="Info 1"/>
    <meta:user-defined meta:name="Info 2"/>
    <meta:user-defined meta:name="Info 3"/>
    <meta:user-defined meta:name="Info 4"/>
  </office:meta>
</office:document-meta>
</file>